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color="#3faf46"/>
    </style:style>
    <style:style style:name="P3" style:family="paragraph" style:parent-style-name="Text_20_body">
      <style:text-properties officeooo:paragraph-rsid="000cd87a"/>
    </style:style>
    <style:style style:name="P4" style:family="paragraph" style:parent-style-name="Subtitle">
      <style:text-properties style:font-name="Liberation Sans" fo:font-size="18pt" style:font-size-asian="18pt" style:font-size-complex="18pt"/>
    </style:style>
    <style:style style:name="T1" style:family="text">
      <style:text-properties officeooo:rsid="0008cded"/>
    </style:style>
    <style:style style:name="T2" style:family="text">
      <style:text-properties fo:color="#3faf46"/>
    </style:style>
    <style:style style:name="T3" style:family="text">
      <style:text-properties fo:color="#800080"/>
    </style:style>
    <style:style style:name="T4" style:family="text">
      <style:text-properties fo:color="#800080" style:font-name="Liberation Sans" fo:font-size="18pt" style:font-size-asian="18pt" style:font-size-complex="18pt"/>
    </style:style>
    <style:style style:name="T5" style:family="text">
      <style:text-properties fo:color="#800080" style:font-name="Liberation Sans" fo:font-size="18pt" officeooo:rsid="000cd87a" style:font-size-asian="18pt" style:font-size-complex="18pt"/>
    </style:style>
    <style:style style:name="T6" style:family="text">
      <style:text-properties fo:color="#00a933" style:font-name="Liberation Sans" fo:font-size="18pt" style:font-size-asian="18pt" style:font-size-complex="18pt"/>
    </style:style>
    <style:style style:name="T7" style:family="text">
      <style:text-properties fo:color="#00a933" style:font-name="Liberation Sans" fo:font-size="18pt" officeooo:rsid="000cd87a" style:font-size-asian="18pt" style:font-size-complex="18pt"/>
    </style:style>
    <style:style style:name="T8" style:family="text">
      <style:text-properties style:font-name="Liberation Sans" fo:font-size="18pt" style:font-size-asian="18pt" style:font-size-complex="18pt"/>
    </style:style>
    <style:style style:name="T9" style:family="text">
      <style:text-properties fo:color="#ff0000" style:font-name="Liberation Sans" fo:font-size="18pt" officeooo:rsid="000cd8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awozdanie 5</text:p>
      <text:p text:style-name="P4"><text:span text:style-name="T3">#include</text:span> <text:span text:style-name="T2">&lt;fcntl.h&gt;</text:span></text:p>
      <text:p text:style-name="Subtitle"><text:span text:style-name="Source_20_Text"><text:span text:style-name="T4">#include</text:span></text:span><text:span text:style-name="Source_20_Text"><text:span text:style-name="T8"> </text:span></text:span><text:span text:style-name="Source_20_Text"><text:span text:style-name="T6">&lt;unistd.h&gt;</text:span></text:span></text:p>
      <text:p text:style-name="P3"><text:span text:style-name="Source_20_Text"><text:span text:style-name="T9">zły pomysł powinienem był </text:span></text:span><text:span text:style-name="Source_20_Text"><text:span text:style-name="T5">#include</text:span></text:span><text:span text:style-name="Source_20_Text"><text:span text:style-name="T7"> &lt;stdlib.h&gt;</text:span></text:span></text:p>
      <text:p text:style-name="P2"/>
      <text:p text:style-name="P1"><text:span text:style-name="T1">1</text:span>) Napisz program kopiujący zawartość pliku o nazwie podanej jako pierwszy parametr do pliku</text:p>
      <text:p text:style-name="P1">którego nazwa podana jest jako drugi parametr.</text:p>
      <text:p text:style-name="P1">2) Napisz program zmieniający kolejność znaków w każdej linii pliku o nazwie podanej jako <text:span text:style-name="T1">parametr.</text:span></text:p>
      <text:p text:style-name="P1">3) Napisz procedurę kopiowania ostatnich 10 znaków, słów i ostatnich 10 linii jednego pliku do</text:p>
      <text:p text:style-name="P1">innego.</text:p>
      <text:p text:style-name="P1">4) Napisz program do rozpoznawania czy plik o podanej nazwie jest plikiem tekstowym (plik</text:p>
      <text:p text:style-name="P1">tekstowy zawiera znaki o kodach 0-127 – można w tym celu użyć funkcji isascii)</text:p>
      <text:p text:style-name="P1">5) Napisz program, który w pliku o nazwie podanej jako ostatni argument zapisze połączoną</text:p>
      <text:p text:style-name="P1">zawartość wszystkich plików których nazwy zostały podane w linii poleceń przed ostatnim</text:p>
      <text:p text:style-name="P1">argumentem.</text:p>
      <text:p text:style-name="P1">6) Napisz program liczący ile jest słów w pliku (zakładamy, że słowa składają się z małych i</text:p>
      <text:p text:style-name="P1">dużych liter alfabetu oraz cyfr i znaku podkreślenia, a wszystkie pozostałe znaki są separatorami</text:p>
      <text:p text:style-name="P1">słów)</text:p>
      <text:p text:style-name="P1">7) Napisz program do porównywania plików o nazwach przekazanych jako argumenty. Wynikiem</text:p>
      <text:p text:style-name="P1">działania programu ma być komunikat że pliki są identyczne, pliki różnią się od znaku nr&lt;nr</text:p>
      <text:p text:style-name="P1">znaku&gt; w linii&lt;nr znaku linii&gt; lub – gdy gdy jeden z plików zawiera treść drugiego uzupełnioną</text:p>
      <text:p text:style-name="P1">o jakieś dodatkowe znaki – plik &lt;nazwa&gt; zawiera&lt;liczba&gt;znaków więcej niż zawartość pliku</text:p>
      <text:p text:style-name="P1">&lt;nazwa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4T09:20:40.594690009</dc:date>
    <meta:editing-duration>PT1H7M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04" meta:character-count="1350" meta:non-whitespace-character-count="1165"/>
  </office:meta>
</office:document-meta>
</file>